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fo:font-weight="bold" officeooo:rsid="000c4344" officeooo:paragraph-rsid="000c434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c4344" officeooo:paragraph-rsid="000c434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c4344" officeooo:paragraph-rsid="000c434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f6217" officeooo:paragraph-rsid="000c434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6217" officeooo:paragraph-rsid="000f621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13197" officeooo:paragraph-rsid="00113197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weight="bold" officeooo:rsid="00113197" officeooo:paragraph-rsid="0011319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weight="bold" officeooo:rsid="00113197" officeooo:paragraph-rsid="00113197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fo:font-weight="bold" officeooo:rsid="00113197" officeooo:paragraph-rsid="0011319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132de" officeooo:paragraph-rsid="001132de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weight="bold" officeooo:rsid="001132de" officeooo:paragraph-rsid="001132d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56397" officeooo:paragraph-rsid="0015639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f6217" officeooo:paragraph-rsid="000c434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f6217" officeooo:paragraph-rsid="0011319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217" style:font-weight-asian="normal" style:font-weight-complex="normal"/>
    </style:style>
    <style:style style:name="T3" style:family="text">
      <style:text-properties fo:font-weight="normal" officeooo:rsid="000f63ed" style:font-weight-asian="normal" style:font-weight-complex="normal"/>
    </style:style>
    <style:style style:name="T4" style:family="text">
      <style:text-properties fo:font-weight="normal" officeooo:rsid="0013eca8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6217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63e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32de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132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Calculadora en HTML para NETSum</text:p>
      <text:p text:style-name="P1">Manuel Ricardo Castellanos</text:p>
      <text:p text:style-name="P1"/>
      <text:p text:style-name="P2">1. <text:span text:style-name="T1">La empresa de contaduría NETSum, requiere para su equipo de trabajo una aplicación de calculadora básica para realizar cálculos de manera sencilla </text:span><text:span text:style-name="T2">y rápida</text:span><text:span text:style-name="T1">. Para esto ha solicitado crear una aplicación </text:span><text:span text:style-name="T2">w</text:span><text:span text:style-name="T1">eb que permite realizar las operaciones básicas (suma, resta, producto, división).</text:span></text:p>
      <text:p text:style-name="P2"><text:span text:style-name="T1">La aplicación debe recibir los valores deseados y realizar el cálculo de la operación indicada. Así mismo, debe contar con la posibilidad de borrar lo último escrito, </text:span><text:span text:style-name="T2">ya sea </text:span><text:span text:style-name="T1">un </text:span><text:span text:style-name="T2">símbolo de operación</text:span><text:span text:style-name="T1"> o </text:span><text:span text:style-name="T2">un</text:span><text:span text:style-name="T1"> número, y </text:span><text:span text:style-name="T2">también la opción de</text:span><text:span text:style-name="T1"> borrar todo lo escrito en pantalla, todos los valores u operaciones.</text:span></text:p>
      <text:p text:style-name="P3"/>
      <text:p text:style-name="P2">2. <text:span text:style-name="T1">Para desarrollar la aplicación web, se decide crear </text:span><text:span text:style-name="T2">u</text:span><text:span text:style-name="T1">n proyecto </text:span><text:span text:style-name="T2">con tres documentos</text:span><text:span text:style-name="T1">: un archivo html (index.html) un archivo de estilo (style.css) y un archivo para la funcionalidad de JavaScript (calculus.js).</text:span></text:p>
      <text:p text:style-name="P2"><text:span text:style-name="T1">En el archivo .html se crea e</text:span><text:span text:style-name="T2">l</text:span><text:span text:style-name="T1"> documento web </text:span><text:span text:style-name="T2">mediante secciones </text:span><text:span text:style-name="T1">en la</text:span><text:span text:style-name="T2">s</text:span><text:span text:style-name="T1"> </text:span><text:span text:style-name="T2">que</text:span><text:span text:style-name="T1"> se van a ordenar y distribuir los diferentes botones para las funciones de la calculadora, </text:span><text:span text:style-name="T2">es decir, los dígitos y los símbolos de operaciones;</text:span><text:span text:style-name="T1"> en el archivo .css se crea el estilo visual de la aplicación, </text:span><text:span text:style-name="T2">es decir, </text:span><text:span text:style-name="T1">los colores, para el texto y los botones de los dígitos y las operaciones, </text:span><text:span text:style-name="T2">así como el </text:span><text:span text:style-name="T6">responsive design</text:span><text:span text:style-name="T2"> de la aplicación; en el archivo .js se crea toda la funcionalidad, es decir, la posibilidad de capturar los valores ingresados con los botones y las operaciones indicadas.</text:span></text:p>
      <text:p text:style-name="P4"/>
      <text:p text:style-name="P7">2.1. <text:span text:style-name="T12">index.html</text:span> <text:span text:style-name="T1">El documento </text:span><text:span text:style-name="T5">index.html</text:span><text:span text:style-name="T1"> está conformado por una sección </text:span><text:span text:style-name="T4">l</text:span><text:span text:style-name="T1">lamado </text:span><text:span text:style-name="T5">container</text:span><text:span text:style-name="T1"> que contiene la pantalla y todos los botones tanto de números como de las operaciones. Cada botón pertenece a la misma clase y además cuenta con su propio identificador o </text:span><text:span text:style-name="T5">id</text:span><text:span text:style-name="T11">; así mismo, cada botón muestra un texto o carácter representativo para la calculadora.</text:span></text:p>
      <text:p text:style-name="P6"><text:span text:style-name="T11"/></text:p>
      <text:p text:style-name="P7"><text:span text:style-name="T9">2.2. </text:span><text:span text:style-name="T10">style.css</text:span><text:span text:style-name="T9"> </text:span><text:span text:style-name="T11">El documento </text:span><text:span text:style-name="T5">style.css </text:span><text:span text:style-name="T11">está conformado por los estilos para el documento y la sección </text:span><text:span text:style-name="T5">container, </text:span><text:span text:style-name="T11"><text:s/>así como las animaciones para los botones al pulsar sobre ellos. También se detalla como varía el tamaño de los botones y del texto a medida que cambia el tamaño y la resolución de la pantalla del dispositivo desde el cual se accede a la aplicación.</text:span></text:p>
      <text:p text:style-name="P9"><text:span text:style-name="T11"/></text:p>
      <text:p text:style-name="P11"><text:span text:style-name="T9">2.3. calculus.js </text:span><text:span text:style-name="T11">El documento </text:span><text:span text:style-name="T5">calculus.js</text:span><text:span text:style-name="T11"> está conformado por las funciones que permiten realizar los cálculos respectivos entre los valores ingresados con los botones de la calculadora. En el documento se detallan los eventos </text:span><text:span text:style-name="T5">onclick </text:span><text:span text:style-name="T11"><text:s/>que se ejecutan para cada uno de los botones (números y operaciones) y se detallan las funciones que ejecutan cada uno de los botones de operación.</text:span></text:p>
      <text:p text:style-name="P14"/>
      <text:p text:style-name="P5"><text:soft-page-break/>3. <text:span text:style-name="T3">Se diseña la aplicación para sea accesible desde cualquier dispositivo, así mismo que cuenta con un modo oscuro/claro para descansar un poco los ojos. Se crea el respectivo repositorio de GitHub para ir actualizando los respectivos avances de la funcionalidad de la página, y posteriormente realizar el despliegue de la aplicación.</text:span></text:p>
      <text:p text:style-name="P5"><text:span text:style-name="T3"/></text:p>
      <text:p text:style-name="P10"><text:span text:style-name="T8">4. </text:span><text:span text:style-name="T1">En el archivo README.md se resume información importante acerca del proyecto, así como las herramientas utilizadas en la creación de la aplicación y los links de despliegue de la pagina web.</text:span></text:p>
      <text:p text:style-name="P10"><text:span text:style-name="T1"/></text:p>
      <text:p text:style-name="P12">5. <text:span text:style-name="T1">El proyecto contará con su respectivo repositorio de GitHub y dos despliegues, uno en GitHub Pages y otro en Netlify.</text:span></text:p>
      <text:p text:style-name="P5"><text:span text:style-name="T3"/></text:p>
      <text:p text:style-name="P6"/>
      <text:p text:style-name="P4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20:32:37.907000000</meta:creation-date>
    <dc:date>2022-11-11T20:30:18.002000000</dc:date>
    <meta:editing-duration>PT1H56M34S</meta:editing-duration>
    <meta:editing-cycles>8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2" meta:word-count="519" meta:character-count="3183" meta:non-whitespace-character-count="2674"/>
  </office:meta>
</office:document-meta>
</file>